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942eb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afa43"/>
    </style:style>
    <style:style style:name="P15" style:family="paragraph" style:parent-style-name="Table_20_Contents">
      <style:text-properties officeooo:rsid="000afa43" officeooo:paragraph-rsid="000afa43"/>
    </style:style>
    <style:style style:name="P16" style:family="paragraph" style:parent-style-name="Table_20_Contents">
      <style:text-properties fo:font-weight="bold" officeooo:rsid="000f67fd" officeooo:paragraph-rsid="001000de" style:font-weight-asian="bold" style:font-weight-complex="bold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>
      <style:paragraph-properties style:writing-mode="lr-tb"/>
    </style:style>
    <style:style style:name="P19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afa43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fo:font-weight="bold" officeooo:rsid="000afa43" style:font-name-asian="Helvetica-Bold" style:font-weight-asian="bold" style:font-name-complex="Helvetica-Bold" style:font-weight-complex="bold"/>
    </style:style>
    <style:style style:name="T12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style:font-name="Arial" fo:font-size="14pt" fo:font-weight="bold" officeooo:rsid="000afa43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4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5" style:family="text">
      <style:text-properties fo:font-size="8pt" style:font-size-asian="8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officeooo:rsid="000afa4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453392272" text:id="ct14031945339227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453392560" text:id="ct1403194533925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53392768" text:id="ct1403194533927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53392976" text:id="ct14031945339297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53394800" text:id="ct14031945339480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453395104" text:id="ct14031945339510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19453392272"/><text:change-start text:change-id="ct140319453392560"/>Adopt<text:change-end text:change-id="ct140319453392560"/>ed<text:change-start text:change-id="ct140319453392768"/> as a <text:change-end text:change-id="ct140319453392768"/>NMRA <text:change-start text:change-id="ct140319453392976"/>Standard<text:change-end text:change-id="ct140319453392976"/></text:h>
      </text:section>
      <text:p text:style-name="Standard">The OpenLCB Standard document appended to this cover sheet has been formally adopted as a NMRA Standard by the NMRA Board of Directors on the date shown in the <text:span text:style-name="T19">Adopted</text:span> column in the <text:span text:style-name="T18">Version History</text:span> table below.</text:p>
      <text:h text:style-name="Heading_20_1" text:outline-level="1"><text:change text:change-id="ct140319453394800"/><text:change-start text:change-id="ct140319453395104"/>Version History<text:change-end text:change-id="ct14031945339510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20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P16"><text:span text:style-name="Page_20_Number"><text:span text:style-name="T5">Feb 20, 2016</text:span></text:span></text:p>
          </table:table-cell>
          <table:table-cell table:style-name="Table2.C2" office:value-type="string">
            <text:p text:style-name="P15">Changed document numbering from <text:span text:style-name="T21">S-9.7.3.4</text:span> (Network &amp; Transport Layer) to <text:span text:style-name="T21">S-9.7.4.3</text:span> (Session Layer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942eb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afa43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bold" officeooo:rsid="000afa43" style:font-name-asian="Helvetica-Bold" style:font-weight-asian="bold" style:font-name-complex="Helvetica-Bold" style:font-weight-complex="bold"/>
    </style:style>
    <style:style style:name="MT14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5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7:07.999578206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imple Node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</text:span><text:span text:style-name="MT13">4</text:span><text:span text:style-name="MT12">.</text:span><text:span text:style-name="MT13">3</text:span><text:span text:style-name="MT14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5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2</meta:editing-cycles>
    <meta:editing-duration>PT18H59M7S</meta:editing-duration>
    <meta:generator>LibreOffice/4.4.0.3$MacOSX_X86_64 LibreOffice_project/de093506bcdc5fafd9023ee680b8c60e3e0645d7</meta:generator>
    <dc:date>2016-02-27T16:27:07.870498000</dc:date>
    <meta:printed-by>Bob Jacobsen</meta:printed-by>
    <meta:print-date>2010-09-15T08:46:04</meta:print-date>
    <meta:document-statistic meta:table-count="2" meta:image-count="1" meta:object-count="0" meta:page-count="1" meta:paragraph-count="17" meta:word-count="99" meta:character-count="606" meta:non-whitespace-character-count="517"/>
  </office:meta>
</office:document-meta>
</file>